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1de2</text:span></text:p>
      <text:p text:style-name="P77"><text:a xlink:type="simple" xlink:href="https://coderprog.com/learn-typescript-angular-development/" text:style-name="Internet_20_link" text:visited-style-name="Visited_20_Internet_20_Link"><text:span text:style-name="T71">https://coderprog.com/learn-typescript-angular-development/</text:span>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08:23:26.710831043</dc:date>
    <meta:editing-duration>PT13H6M15S</meta:editing-duration>
    <meta:editing-cycles>274</meta:editing-cycles>
    <meta:document-statistic meta:table-count="0" meta:image-count="0" meta:object-count="0" meta:page-count="3" meta:paragraph-count="96" meta:word-count="97" meta:character-count="5195" meta:non-whitespace-character-count="5186"/>
  </office:meta>
</office:document-meta>
</file>